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llimllib.github.io/bloomfilter-tutorial/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(1-e-kn/m)k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n (num elems)</text:p>
          </table:table-cell>
          <table:table-cell office:value-type="string" calcext:value-type="string">
            <text:p>false positive: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m (num bits)</text:p>
          </table:table-cell>
          <table:table-cell table:formula="of:=POWER(1-EXP([.A24]*-1 *[.A22] / [.A23]); [.A24])" office:value-type="float" office:value="0.115204774012792" calcext:value-type="float">
            <text:p>0.115204774012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 (num hash functions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([.A23]/[.A22])*LN(2)" office:value-type="float" office:value="3.11916231251975" calcext:value-type="float">
            <text:p>3.11916231251975</text:p>
          </table:table-cell>
          <table:table-cell office:value-type="string" calcext:value-type="string">
            <text:p>optimal 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2-14T18:58:47.067925546</meta:creation-date>
    <dc:date>2022-02-14T19:11:55.711634849</dc:date>
    <meta:editing-duration>PT2M26S</meta:editing-duration>
    <meta:editing-cycles>4</meta:editing-cycles>
    <meta:generator>LibreOffice/7.1.5.2$Linux_X86_64 LibreOffice_project/85f04e9f809797b8199d13c421bd8a2b025d52b5</meta:generator>
    <meta:document-statistic meta:table-count="1" meta:cell-count="12" meta:object-count="0"/>
  </office:meta>
</office:document-meta>
</file>